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paragraph-rsid="00041a2b" style:font-size-asian="14pt" style:font-size-complex="14pt"/>
    </style:style>
    <style:style style:name="P2" style:family="paragraph" style:parent-style-name="Standard">
      <style:text-properties fo:font-size="14pt" officeooo:rsid="00041a2b" officeooo:paragraph-rsid="00041a2b" style:font-size-asian="14pt" style:font-size-complex="14pt"/>
    </style:style>
    <style:style style:name="P3" style:family="paragraph" style:parent-style-name="Standard">
      <style:text-properties fo:font-size="14pt" officeooo:rsid="00041a2b" officeooo:paragraph-rsid="00042222" style:font-size-asian="14pt" style:font-size-complex="14pt"/>
    </style:style>
    <style:style style:name="T1" style:family="text">
      <style:text-properties officeooo:rsid="0001c04a"/>
    </style:style>
    <style:style style:name="T2" style:family="text">
      <style:text-properties officeooo:rsid="0003bffb"/>
    </style:style>
    <style:style style:name="T3" style:family="text">
      <style:text-properties officeooo:rsid="00041a2b"/>
    </style:style>
    <style:style style:name="T4" style:family="text">
      <style:text-properties officeooo:rsid="00042222"/>
    </style:style>
    <style:style style:name="T5" style:family="text">
      <style:text-properties officeooo:rsid="000520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Anyone’s primary concern is their safety. Therefore </text:span><text:span text:style-name="T2">the rise of violence displayed in media, wether it depicts a reality or bends it for audience and profit, sparks fear in people. Moreover, economic crisies are a threat to economic safety for people. With globalization, coordination with foreign countries is a major </text:span><text:span text:style-name="T3">political stake, however this takes up time and effort. This investment allegedly reduce the efficiency of the government for treating issues within the country, which tends to frustrate inhabitants. The fact that some issues such as economic crisies and safety concerns are not solved and sometimes get worse over time leads people to doubt the political elites’ ability to face them.</text:span></text:p>
      <text:p text:style-name="P2"/>
      <text:p text:style-name="P3">-<text:span text:style-name="T4">scapegoating : blaming someone for something</text:span></text:p>
      <text:p text:style-name="P3">-<text:span text:style-name="T4">economic crisis : rising prices due to inflation and/or drop in currency value</text:span></text:p>
      <text:p text:style-name="P3">-<text:span text:style-name="T4">culture war framing : framing a political issue as a cultural and ethical dilemma</text:span></text:p>
      <text:p text:style-name="P3">-<text:span text:style-name="T4">safety concerns : people have anxiety about being attacked because they don’t feel like the police/safety services fufill their duty.</text:span></text:p>
      <text:p text:style-name="P3">-<text:span text:style-name="T4">globalization : </text:span><text:span text:style-name="T5">countries working together with each one specializing on something rather than each country developping themselves individually.</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0T17:20:06.579047300</meta:creation-date>
    <dc:date>2026-01-20T18:36:42.006638700</dc:date>
    <meta:editing-duration>PT1M55S</meta:editing-duration>
    <meta:editing-cycles>1</meta:editing-cycles>
    <meta:document-statistic meta:table-count="0" meta:image-count="0" meta:object-count="0" meta:page-count="1" meta:paragraph-count="6" meta:word-count="182" meta:character-count="1191" meta:non-whitespace-character-count="1013"/>
    <meta:generator>LibreOffice/25.8.3.2$Windows_X86_64 LibreOffice_project/8ca8d55c161d602844f5428fa4b58097424e324e</meta:generator>
  </office:meta>
</office:document-meta>
</file>